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047554"/>
    </style:style>
    <style:style style:name="T2" style:family="text">
      <style:text-properties fo:font-weight="normal" officeooo:rsid="0004755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3.3. Indica si las siguientes afirmaciones son verdaderas o falsas.</text:p>
      <text:p text:style-name="P1">a) Las rosetas son las terminaciones del cableado de red interno.</text:p>
      <text:p text:style-name="P1"/>
      <text:p text:style-name="P1"><text:tab/><text:span text:style-name="T2">Verdadero</text:span></text:p>
      <text:p text:style-name="P1"/>
      <text:p text:style-name="P1">b) Las rosetas no tienen terminaciones para RJ11.</text:p>
      <text:p text:style-name="P1"/>
      <text:p text:style-name="P2"><text:tab/><text:span text:style-name="T1">Falso</text:span></text:p>
      <text:p text:style-name="P1"/>
      <text:p text:style-name="P1">c) Los latiguillos se encuentran entre el panel de parcheo y el dispositivo concentrador.</text:p>
      <text:p text:style-name="P1"/>
      <text:p text:style-name="P1"><text:tab/><text:span text:style-name="T2">Verdadero</text:span></text:p>
      <text:p text:style-name="P1"/>
      <text:p text:style-name="P1">d) Los suelos y techos técnicos no pueden sacar el cableado al exterior directamente.</text:p>
      <text:p text:style-name="P1"/>
      <text:p text:style-name="P1"><text:tab/><text:span text:style-name="T2">Verdadero</text:span></text:p>
      <text:p text:style-name="P1"/>
      <text:p text:style-name="P1">e) Las canalizaciones son totalmente inmunes a las interferencias, por lo que no importa por donde pasen para llevar el cableado.</text:p>
      <text:p text:style-name="P1"/>
      <text:p text:style-name="P1"><text:tab/><text:span text:style-name="T2">Falso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4T15:39:27.214927564</meta:creation-date>
    <dc:date>2019-10-24T15:43:44.634045171</dc:date>
    <dc:creator>I116-05 </dc:creator>
    <meta:editing-duration>PT4M18S</meta:editing-duration>
    <meta:editing-cycles>1</meta:editing-cycles>
    <meta:document-statistic meta:table-count="0" meta:image-count="0" meta:object-count="0" meta:page-count="1" meta:paragraph-count="11" meta:word-count="83" meta:character-count="528" meta:non-whitespace-character-count="451"/>
    <meta:generator>LibreOffice/6.0.4.1$Linux_X86_64 LibreOffice_project/00m0$Build-1</meta:generator>
  </office:meta>
</office:document-meta>
</file>